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a221" officeooo:paragraph-rsid="001ca2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15:11:52.664490448</meta:creation-date>
    <dc:date>2020-02-19T15:12:16.903909901</dc:date>
    <meta:editing-duration>PT25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1" meta:character-count="5" meta:non-whitespace-character-count="5"/>
  </office:meta>
</office:document-meta>
</file>